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sian="Droid Sans Fallback" style:font-size-asian="10.5pt"/>
    </style:style>
    <style:style style:name="P2" style:family="paragraph" style:parent-style-name="Standard">
      <style:text-properties officeooo:rsid="000415ab" officeooo:paragraph-rsid="000415ab" style:font-name-asian="Droid Sans Fallback" style:font-size-asian="10.5pt"/>
    </style:style>
    <style:style style:name="P3" style:family="paragraph" style:parent-style-name="Standard">
      <style:text-properties officeooo:rsid="000722d2" officeooo:paragraph-rsid="000722d2" style:font-name-asian="Droid Sans Fallback" style:font-size-asian="10.5pt"/>
    </style:style>
    <style:style style:name="P4" style:family="paragraph" style:parent-style-name="Standard">
      <style:text-properties fo:font-size="16pt" officeooo:rsid="000415ab" officeooo:paragraph-rsid="000415ab" style:font-name-asian="Droid Sans Fallback" style:font-size-asian="16pt" style:font-size-complex="16pt"/>
    </style:style>
    <style:style style:name="P5" style:family="paragraph" style:parent-style-name="Standard">
      <style:text-properties fo:font-size="10.5pt" officeooo:rsid="000415ab" officeooo:paragraph-rsid="000415ab" style:font-name-asian="Droid Sans Fallback" style:font-size-asian="10.5pt" style:font-size-complex="10.5pt"/>
    </style:style>
    <style:style style:name="T1" style:family="text">
      <style:text-properties officeooo:rsid="000415ab"/>
    </style:style>
    <style:style style:name="T2" style:family="text">
      <style:text-properties officeooo:rsid="0005a797"/>
    </style:style>
    <style:style style:name="T3" style:family="text">
      <style:text-properties officeooo:rsid="000696de"/>
    </style:style>
    <style:style style:name="T4" style:family="text">
      <style:text-properties officeooo:rsid="000722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一月最蠢专利：一种用于更新电子游戏中的“草”的方法</text:p>
      <text:p text:style-name="P2"/>
      <text:p text:style-name="P5">2015 年一月 30 日，Adi Kamdar 和 Daniel Nazer，CC BY 3.0 <text:span text:style-name="T4">US</text:span></text:p>
      <text:p text:style-name="P1"/>
      <text:p text:style-name="P1">体育<text:span text:style-name="T1">，这是当下 EFF 专利团队所关注的事情。不，不是因为本周日举行的超级碗，甚至也不是由于我们提交了一份与橄榄球相关的公共案件权利草案。</text:span></text:p>
      <text:p text:style-name="P1"/>
      <text:p text:style-name="P1">这是由于美国专利第 <text:span text:style-name="T1">8,529,350 号，一月的最蠢专利。</text:span></text:p>
      <text:p text:style-name="P1"/>
      <text:p text:style-name="P1">此项专利——<text:span text:style-name="T2">标题为“用于在电子游戏中增强真实性的方法和系统”，由一家位于犹他州的名为 White Knuckle LLC 的专利流氓所拥有。和大多数专利流氓相似的是，White Knuckle 看起来并不想要出售或者制造任何东西，但它确实恰好拥有这项专利，关于如何远程更新一款基于真实世界事件的体育电子游戏的专利——诸如某位运动员受伤或者体育场馆内所发生的变化，例如更换了新的草皮。他们曾于本月使用此专利起诉了艺电（Electronic Arts），最大的体育电子游戏开发商专利侵权。特别地，White Knuckle 指出了最近 5 年的美国国家大学体育协会（NCAA）橄榄球游戏以及最近 5 年的 Tiger Woods PGA 巡回赛游戏。</text:span></text:p>
      <text:p text:style-name="P1"/>
      <text:p text:style-name="P1">那么<text:span text:style-name="T3">，White Knuckle 所主张的权利要求是什么？该专利覆盖了一台计算机，它“被配置为”能够“提供一款体育电子游戏”，并且带有可以通过互联网更新的“参数”。当然，White Knuckle 并未真正发明计算机、体育电子游戏或是互联网，它也并未发明通过服务器更新软件的方法——这种实践已经存在了很多年，早在它（于 2002 年）提交了一项专利申请之前。然而无论如何，White Knuckle 所提议的将这些已经被确定不可获得专利的技术应用于某种特定上下文，对于专利局来说已经足够具有说服力。</text:span></text:p>
      <text:p text:style-name="P1"/>
      <text:p text:style-name="P1">这是一种毫无理智的行为<text:span text:style-name="T4">。您应该不会认同一辆“可以在旧金山驾驶的汽车”相对于一辆“可以在洛杉矶驾驶的汽车”而言是一种不同的创新发明，它只是一辆汽车而已。然而，专利局总是允许专利申请人提出诸如此类的在技术上毫不相干的差别。从本质上说，White Knuckle 的专利只是一项关于远程更新软件的权利要求。从技术角度看，更新一款体育电子游戏并没有任何特别之处（至少本专利并未讨论或解决与之相关的任何问题）。</text:span></text:p>
      <text:p text:style-name="P1"/>
      <text:p text:style-name="P3">White Knuckle 的专利的某些权利要求几乎和远程更新体育场馆中的“草”和“藤”一样具有针对性。即使暂且忽略软件专利所带来的所有其他问题，允许诸如此类的荒谬的权利要求只会鼓励专利流氓滥用这一体系。我们会持续努力推进专利改革以阻止洪水般的软件专利危害创新发明。</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12:42:10.893307200</meta:creation-date>
    <dc:date>2017-05-21T13:25:49.652913787</dc:date>
    <meta:editing-duration>PT10M16S</meta:editing-duration>
    <meta:editing-cycles>3</meta:editing-cycles>
    <meta:generator>LibreOffice/5.1.6.2$Linux_X86_64 LibreOffice_project/10m0$Build-2</meta:generator>
    <meta:document-statistic meta:table-count="0" meta:image-count="0" meta:object-count="0" meta:page-count="1" meta:paragraph-count="8" meta:word-count="887" meta:character-count="1081" meta:non-whitespace-character-count="1038"/>
  </office:meta>
</office:document-meta>
</file>